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636c" officeooo:paragraph-rsid="000a636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a636c" officeooo:paragraph-rsid="000a636c" style:font-size-asian="11.3500003814697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Joomla 2018</text:p>
      <text:p text:style-name="P1"/>
      <text:p text:style-name="P1">SÍLABO</text:p>
      <text:p text:style-name="P2"/>
      <text:p text:style-name="P2">Información general</text:p>
      <text:p text:style-name="P2">____________________________________________________________________________</text:p>
      <text:p text:style-name="P2">Ciclo: <text:tab/><text:tab/><text:span text:style-name="T1">2018</text:span></text:p>
      <text:p text:style-name="P2">Nivel:<text:span text:style-name="T1"> <text:tab/><text:tab/>Introductorio</text:span></text:p>
      <text:p text:style-name="P2">Duración:<text:span text:style-name="T1"> <text:tab/><text:tab/>4 horas</text:span></text:p>
      <text:p text:style-name="P2">Horario:<text:span text:style-name="T1"> <text:tab/><text:tab/>Martes 12 de Junio de 2 p.m. a 6 p.m.</text:span></text:p>
      <text:p text:style-name="P2">Lugar:<text:span text:style-name="T1"> <text:s/><text:tab/><text:tab/>UNISYSTEMAS</text:span></text:p>
      <text:p text:style-name="P2">Responsable: <text:span text:style-name="T1"><text:s/><text:tab/>Miltón Dávila</text:span></text:p>
      <text:p text:style-name="P2"><text:span text:style-name="T1">____________________________________________________________________________</text:span></text:p>
      <text:p text:style-name="P2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5:18:35.728000000</meta:creation-date>
    <dc:date>2018-06-10T05:27:40.265000000</dc:date>
    <meta:editing-duration>PT9M16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1" meta:word-count="32" meta:character-count="348" meta:non-whitespace-character-count="314"/>
  </office:meta>
</office:document-meta>
</file>